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7.092cm" fo:margin-left="0.09cm" table:align="left"/>
    </style:style>
    <style:style style:name="Таблица1.A" style:family="table-column">
      <style:table-column-properties style:column-width="8.414cm"/>
    </style:style>
    <style:style style:name="Таблица1.B" style:family="table-column">
      <style:table-column-properties style:column-width="8.678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198cm" fo:margin-left="0cm" table:align="left"/>
    </style:style>
    <style:style style:name="Таблица2.A" style:family="table-column">
      <style:table-column-properties style:column-width="17.198cm"/>
    </style:style>
    <style:style style:name="Таблица2.1" style:family="table-row"/>
    <style:style style:name="Таблица2.A1" style:family="table-cell">
      <style:table-cell-properties fo:padding="0.097cm" fo:border-left="none" fo:border-right="none" fo:border-top="none" fo:border-bottom="0.5pt solid #000000"/>
    </style:style>
    <style:style style:name="Таблица3" style:family="table">
      <style:table-properties style:width="17.198cm" fo:margin-left="0cm" table:align="left"/>
    </style:style>
    <style:style style:name="Таблица3.A" style:family="table-column">
      <style:table-column-properties style:column-width="5.689cm"/>
    </style:style>
    <style:style style:name="Таблица3.B" style:family="table-column">
      <style:table-column-properties style:column-width="5.768cm"/>
    </style:style>
    <style:style style:name="Таблица3.C" style:family="table-column">
      <style:table-column-properties style:column-width="5.741cm"/>
    </style:style>
    <style:style style:name="Таблица3.A1" style:family="table-cell">
      <style:table-cell-properties fo:padding="0.097cm" fo:border-left="none" fo:border-right="none" fo:border-top="none" fo:border-bottom="0.5pt solid #000000"/>
    </style:style>
    <style:style style:name="Таблица3.A2" style:family="table-cell">
      <style:table-cell-properties fo:padding="0.097cm" fo:border="none"/>
    </style:style>
    <style:style style:name="Таблица4" style:family="table">
      <style:table-properties style:width="17.191cm" table:align="margins"/>
    </style:style>
    <style:style style:name="Таблица4.A" style:family="table-column">
      <style:table-column-properties style:column-width="5.689cm" style:rel-column-width="21685*"/>
    </style:style>
    <style:style style:name="Таблица4.B" style:family="table-column">
      <style:table-column-properties style:column-width="5.771cm" style:rel-column-width="22001*"/>
    </style:style>
    <style:style style:name="Таблица4.C" style:family="table-column">
      <style:table-column-properties style:column-width="5.731cm" style:rel-column-width="21849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.191cm" table:align="margins"/>
    </style:style>
    <style:style style:name="Таблица5.A" style:family="table-column">
      <style:table-column-properties style:column-width="5.731cm" style:rel-column-width="21845*"/>
    </style:style>
    <style:style style:name="Таблица5.A1" style:family="table-cell">
      <style:table-cell-properties fo:padding="0.097cm" fo:border="none"/>
    </style:style>
    <style:style style:name="Таблица10" style:family="table">
      <style:table-properties style:width="17.092cm" fo:margin-left="0.09cm" table:align="left"/>
    </style:style>
    <style:style style:name="Таблица10.A" style:family="table-column">
      <style:table-column-properties style:column-width="8.414cm"/>
    </style:style>
    <style:style style:name="Таблица10.B" style:family="table-column">
      <style:table-column-properties style:column-width="8.678cm"/>
    </style:style>
    <style:style style:name="Таблица10.A1" style:family="table-cell">
      <style:table-cell-properties fo:padding="0.097cm" fo:border="none"/>
    </style:style>
    <style:style style:name="Таблица7" style:family="table">
      <style:table-properties style:width="17.191cm" table:align="margins"/>
    </style:style>
    <style:style style:name="Таблица7.A" style:family="table-column">
      <style:table-column-properties style:column-width="8.595cm" style:rel-column-width="32767*"/>
    </style:style>
    <style:style style:name="Таблица7.B" style:family="table-column">
      <style:table-column-properties style:column-width="8.595cm" style:rel-column-width="32768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.191cm" table:align="margins"/>
    </style:style>
    <style:style style:name="Таблица8.A" style:family="table-column">
      <style:table-column-properties style:column-width="8.595cm" style:rel-column-width="32767*"/>
    </style:style>
    <style:style style:name="Таблица8.B" style:family="table-column">
      <style:table-column-properties style:column-width="8.595cm" style:rel-column-width="32768*"/>
    </style:style>
    <style:style style:name="Таблица8.A1" style:family="table-cell">
      <style:table-cell-properties fo:padding="0.097cm" fo:border-left="none" fo:border-right="none" fo:border-top="0.5pt solid #000000" fo:border-bottom="none"/>
    </style:style>
    <style:style style:name="Таблица9" style:family="table">
      <style:table-properties style:width="17.191cm" table:align="margins"/>
    </style:style>
    <style:style style:name="Таблица9.A" style:family="table-column">
      <style:table-column-properties style:column-width="8.595cm" style:rel-column-width="32767*"/>
    </style:style>
    <style:style style:name="Таблица9.B" style:family="table-column">
      <style:table-column-properties style:column-width="8.595cm" style:rel-column-width="32768*"/>
    </style:style>
    <style:style style:name="Таблица9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2062c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21f04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27fe37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officeooo:paragraph-rsid="0027fe37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fo:font-size="10pt" officeooo:rsid="001e8b16" officeooo:paragraph-rsid="001e8b16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062ca" officeooo:paragraph-rsid="002062ca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officeooo:rsid="002062ca" officeooo:paragraph-rsid="002062ca" style:font-size-asian="10pt" style:font-size-complex="10pt"/>
    </style:style>
    <style:style style:name="P11" style:family="paragraph" style:parent-style-name="Table_20_Contents">
      <style:paragraph-properties fo:line-height="115%" fo:text-align="start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language="ru" fo:country="RU" officeooo:rsid="002db125" officeooo:paragraph-rsid="002db125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fo:language="ru" fo:country="RU" officeooo:rsid="002062ca" officeooo:paragraph-rsid="002062c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fo:language="ru" fo:country="RU" officeooo:rsid="0021f041" officeooo:paragraph-rsid="0021f04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fo:language="ru" fo:country="RU" officeooo:rsid="002f9286" officeooo:paragraph-rsid="002f9286" style:font-size-asian="10pt" style:font-size-complex="10pt"/>
    </style:style>
    <style:style style:name="P17" style:family="paragraph" style:parent-style-name="Table_20_Contents">
      <style:paragraph-properties fo:margin-left="0cm" fo:margin-right="0cm" fo:line-height="0.499cm" fo:text-align="center" style:justify-single-word="false" fo:text-indent="0cm" style:auto-text-indent="false"/>
      <style:text-properties fo:font-size="10pt" fo:language="en" fo:country="US" fo:font-weight="normal" officeooo:rsid="0021f212" officeooo:paragraph-rsid="002f928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fo:font-size="10pt" fo:font-weight="bold" officeooo:rsid="0019f7f5" officeooo:paragraph-rsid="0019f7f5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15%" fo:text-align="center" style:justify-single-word="false" fo:break-before="page"/>
      <style:text-properties fo:font-size="10pt" fo:font-weight="bold" officeooo:rsid="0019f7f5" officeooo:paragraph-rsid="001e8b16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fo:font-size="10pt" fo:font-weight="bold" officeooo:rsid="0019f7f5" officeooo:paragraph-rsid="001e8b16" style:font-size-asian="10pt" style:font-weight-asian="bold" style:font-size-complex="10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fo:font-size="10pt" officeooo:rsid="0019f7f5" officeooo:paragraph-rsid="0019f7f5" style:font-size-asian="10pt" style:font-size-complex="10pt"/>
    </style:style>
    <style:style style:name="P22" style:family="paragraph" style:parent-style-name="Standard">
      <style:paragraph-properties fo:line-height="0.4cm" fo:text-align="center" style:justify-single-word="false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0.4cm" fo:text-align="center" style:justify-single-word="false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7978" style:font-size-asian="10pt" style:font-weight-asian="normal" style:font-size-complex="10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7978" style:font-size-asian="10pt" style:font-weight-asian="normal" style:font-size-complex="10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7978" style:font-size-asian="10pt" style:font-weight-asian="normal" style:font-size-complex="10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7978" style:font-size-asian="10pt" style:font-weight-asian="normal" style:font-size-complex="10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2d0182" style:font-size-asian="10pt" style:font-weight-asian="normal" style:font-size-complex="10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2d0182" style:font-size-asian="10pt" style:font-weight-asian="normal" style:font-size-complex="10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2d0182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0cm" fo:margin-right="0cm" fo:line-height="0.499cm" fo:text-align="start" style:justify-single-word="false" fo:text-indent="0cm" style:auto-text-indent="false"/>
      <style:text-properties fo:font-size="10pt" fo:font-weight="normal" officeooo:rsid="0019f7f5" officeooo:paragraph-rsid="002db125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line-height="115%" fo:text-align="center" style:justify-single-word="false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fo:font-size="10pt" fo:font-weight="normal" officeooo:rsid="0019f7f5" officeooo:paragraph-rsid="0027fe37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size="10pt" fo:font-weight="normal" officeooo:rsid="0019f7f5" officeooo:paragraph-rsid="0027fe37" style:font-size-asian="10pt" style:font-weight-asian="normal" style:font-size-complex="10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fo:font-size="10pt" fo:font-weight="normal" officeooo:rsid="0019f7f5" officeooo:paragraph-rsid="0021f212" style:font-size-asian="10pt" style:font-weight-asian="normal" style:font-size-complex="10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fo:font-size="10pt" fo:font-weight="normal" officeooo:rsid="0019f7f5" officeooo:paragraph-rsid="0021f212" style:font-size-asian="10pt" style:font-weight-asian="normal" style:font-size-complex="10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fo:font-size="10pt" fo:font-weight="normal" officeooo:rsid="0019f7f5" officeooo:paragraph-rsid="0021f212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size="10pt" fo:font-weight="normal" officeooo:rsid="0019f7f5" officeooo:paragraph-rsid="0021f212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line-height="115%" fo:text-align="start" style:justify-single-word="false"/>
      <style:text-properties fo:font-size="10pt" fo:font-weight="normal" officeooo:rsid="0019f7f5" officeooo:paragraph-rsid="0021f212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28edcd" officeooo:paragraph-rsid="0030741b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0pt" fo:language="ru" fo:country="RU" fo:font-weight="normal" officeooo:rsid="002f9286" officeooo:paragraph-rsid="002f9286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0cm" fo:margin-right="0cm" fo:line-height="0.499cm" fo:text-align="start" style:justify-single-word="false" fo:text-indent="0cm" style:auto-text-indent="false"/>
      <style:text-properties fo:font-size="10pt" fo:language="en" fo:country="US" fo:font-weight="normal" officeooo:rsid="0021f212" officeooo:paragraph-rsid="0030741b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7978" style:font-weight-asian="bold" style:font-weight-complex="bold"/>
    </style:style>
    <style:style style:name="T3" style:family="text">
      <style:text-properties fo:font-weight="bold" officeooo:rsid="001e8b16" style:font-weight-asian="bold" style:font-weight-complex="bold"/>
    </style:style>
    <style:style style:name="T4" style:family="text">
      <style:text-properties officeooo:rsid="002062ca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language="ru" fo:country="RU" officeooo:rsid="002a9082" style:font-size-asian="9pt" style:font-size-complex="9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f041"/>
    </style:style>
    <style:style style:name="T9" style:family="text">
      <style:text-properties fo:language="en" fo:country="US" fo:font-weight="bold" officeooo:rsid="0021f041" style:font-weight-asian="bold" style:font-weight-complex="bold"/>
    </style:style>
    <style:style style:name="T10" style:family="text">
      <style:text-properties fo:language="en" fo:country="US" fo:font-weight="bold" officeooo:rsid="0021f212" style:font-weight-asian="bold" style:font-weight-complex="bold"/>
    </style:style>
    <style:style style:name="T11" style:family="text">
      <style:text-properties fo:language="en" fo:country="US" officeooo:rsid="002d0182"/>
    </style:style>
    <style:style style:name="T12" style:family="text">
      <style:text-properties fo:language="en" fo:country="US" officeooo:rsid="0030741b"/>
    </style:style>
    <style:style style:name="T13" style:family="text">
      <style:text-properties fo:language="ru" fo:country="RU" officeooo:rsid="002d0182"/>
    </style:style>
    <style:style style:name="T14" style:family="text">
      <style:text-properties fo:language="ru" fo:country="RU" officeooo:rsid="002db125"/>
    </style:style>
    <style:style style:name="T15" style:family="text">
      <style:text-properties fo:language="ru" fo:country="RU" officeooo:rsid="002f9286"/>
    </style:style>
    <style:style style:name="T16" style:family="text">
      <style:text-properties fo:language="ru" fo:country="RU" officeooo:rsid="002a9082"/>
    </style:style>
    <style:style style:name="T17" style:family="text">
      <style:text-properties fo:language="ru" fo:country="RU" officeooo:rsid="0030741b"/>
    </style:style>
    <style:style style:name="T18" style:family="text">
      <style:text-properties officeooo:rsid="002db125"/>
    </style:style>
    <style:style style:name="T19" style:family="text">
      <style:text-properties fo:font-size="15pt" officeooo:rsid="0028edcd" style:font-size-asian="15pt" style:font-size-complex="15pt"/>
    </style:style>
    <style:style style:name="T20" style:family="text">
      <style:text-properties officeooo:rsid="0028ed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21"><text:span text:style-name="T1">ДОГОВОР № ПК-</text:span><text:span text:style-name="T2">{d.serialNamber}</text:span><text:span text:style-name="T1">/</text:span><text:span text:style-name="T2">{d.directionNamber}</text:span></text:p>
      <text:p text:style-name="P22">о повышении квалификации руководящего работника (специалиста)</text:p>
      <text:p text:style-name="P22">на платной основе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 table:style-name="TableLine658458107360">
          <table:table-cell table:style-name="Таблица1.A1" office:value-type="string">
            <text:p text:style-name="P1">___.___.2022</text:p>
          </table:table-cell>
          <table:table-cell table:style-name="Таблица1.A1" office:value-type="string">
            <text:p text:style-name="P5">г.Минск </text:p>
          </table:table-cell>
        </table:table-row>
      </table:table>
      <text:p text:style-name="P24"/>
      <text:p text:style-name="P26"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 19-21/4824 от 23.09.2021, в дальнейшем именуемое <text:span text:style-name="T13">УЧРЕЖДЕНИЕ ОБРАЗОВАНИЯ</text:span>, с одной стороны, и <text:span text:style-name="T2">{d.fullName}</text:span>, в дальнейшем именуемый(ая) <text:span text:style-name="T13">СЛУШАТЕЛЬ</text:span>, с другой стороны, и <text:span text:style-name="T2">{d.organName}</text:span> в лице <text:span text:style-name="T2">{d.mainPosition}</text:span>, действующего на основании <text:span text:style-name="T2">{d.charter}</text:span>, в дальнейшем именуемый(ое) <text:span text:style-name="T13">ПЛАТЕЛЬЩИК</text:span>, с третьей стороны, совместно именуемые Стороны, заключили настоящий договор о нижеследующем:</text:p>
      <text:p text:style-name="P27">1. Предмет договора – повышение квалификации <text:span text:style-name="T13">руководящего работника (</text:span>специалиста<text:span text:style-name="T13">)</text:span> по образовательной программе <text:span text:style-name="T1">«</text:span><text:span text:style-name="T2">{d.cour}</text:span><text:span text:style-name="T1">»</text:span> в дневной форме получения образования на платной основе.</text:p>
      <text:p text:style-name="P27">2. Срок получения образования составляет<text:span text:style-name="T1"> c </text:span><text:span text:style-name="T2">{d.date}</text:span><text:span text:style-name="T1">.</text:span></text:p>
      <text:p text:style-name="P27">3. Стоимость обучения определяется исходя из затрат на обучение, утверждается ректором или первым проректором <text:span text:style-name="T13">УЧРЕЖДЕНИЯ ОБРАЗОВАНИЯ</text:span>, и на момент заключения настоящего договора составляет <text:span text:style-name="T3">{d.price}.</text:span></text:p>
      <text:p text:style-name="P27">4. Порядок изменения стоимости обучения.</text:p>
      <text:p text:style-name="P31">Стоимость обучения, предусмотренная настоящим договором, может изменяться в связи с изменением устанавливаемых централизованно цен, тарифов, налогов и в других случаях, предусмотренных законодательными актами Республики Беларусь.</text:p>
      <text:p text:style-name="P31">Скорректированная стоимость обучения утверждается ректором или первым проректором <text:span text:style-name="T13">УЧРЕЖДЕНИЯ ОБРАЗОВАНИЯ</text:span>, оформляется дополнительными соглашениями, которые являются неотъемлемой частью настоящего договора и основанием для оплаты. В случае корректировки (увеличения) стоимости обучения <text:span text:style-name="T13">ПЛАТЕЛЬЩИК</text:span> производит доплату разницы в стоимости в срок, указанный в соответствующем дополнительном соглашении.</text:p>
      <text:p text:style-name="P65">5. Порядок расчета за обучение.</text:p>
      <text:p text:style-name="P65">Оплата за обучение на основании настоящего договора осуществляется на текущий счет № BY93AKBB36329000005386000000в Минском областном управлении №500 ОАО «АСБ Беларусбанк», BIC (SWIFT) AKBBBY2X, в полном размере в срок <text:span text:style-name="T1">до </text:span><text:span text:style-name="T3">{d.lastDate}</text:span></text:p>
      <text:p text:style-name="P31">6. Права и обязанности сторон.</text:p>
      <text:p text:style-name="P31">6.1. <text:span text:style-name="T13">УЧРЕЖДЕНИЕ ОБРАЗОВАНИЯ</text:span> имеет право:</text:p>
      <text:p text:style-name="P31">определять самостоятельно формы, методы и способы осуществления образовательного процесса в соответствии с требованиями законодательства Республики Беларусь;</text:p>
      <text:p text:style-name="P31">досрочно прекратить образовательные отношения со <text:span text:style-name="T13">СЛУШАТЕЛЕМ</text:span> в случае невнесения платы за обучение в сроки, установленные в пунктах 4 и 5 настоящего договора;</text:p>
      <text:p text:style-name="P31">отчислить <text:span text:style-name="T13">СЛУШАТЕЛЯ</text:span> в случае пропуска <text:span text:style-name="T1">трех и более дней</text:span> на повышени<text:span text:style-name="T17">и</text:span> квалификации <text:span text:style-name="T1">без возврата </text:span>внесенных денежных средств за обучение.</text:p>
      <text:p text:style-name="P31">6.2. <text:span text:style-name="T13">УЧРЕЖДЕНИЕ ОБРАЗОВАНИЯ</text:span> обязуется:</text:p>
      <text:p text:style-name="P31">зачислить <text:span text:style-name="T13">СЛУШАТЕЛЯ</text:span> для получения образования приказом ректора <text:span text:style-name="T13">УЧРЕЖДЕНИЯ ОБРАЗОВАНИЯ</text:span> и обеспечить его повышение квалификации в соответствии с пунктом 1 настоящего договора;</text:p>
      <text:p text:style-name="P31">организовать материально-техническое обеспечение образовательного процесса в соответствии с установленными санитарными нормами, правилами и гигиеническими нормативами.</text:p>
      <text:p text:style-name="P31">6.3. <text:span text:style-name="T13">СЛУШАТЕЛЬ</text:span> имеет право на повышение квалификации в соответствии с пунктом 1 настоящего договора;</text:p>
      <text:p text:style-name="P65">6.4. <text:span text:style-name="T13">СЛУШАТЕЛЬ</text:span> обязуется:</text:p>
      <text:p text:style-name="P31">добросовестно относиться к освоению содержания образовательной программы повышения квалификации;</text:p>
      <text:p text:style-name="P31">выполнять требования учредительных документов, правил внутреннего распорядка для обучающихся, иных локальных нормативных правовых актов У<text:span text:style-name="T13">ЧРЕЖДЕНИЯ ОБРАЗОВАНИЯ</text:span>;</text:p>
      <text:p text:style-name="P31">бережно относиться к имуществу <text:span text:style-name="T13">УЧРЕЖДЕНИЯ ОБРАЗОВАНИЯ</text:span>.</text:p>
      <text:p text:style-name="P31">6.5. <text:span text:style-name="T13">ПЛАТЕЛЬЩИК</text:span> обязуется:</text:p>
      <text:p text:style-name="P31">осуществить оплату стоимости обучения в срок, указанный в пункте 5 настоящего договора;</text:p>
      <text:p text:style-name="P31">в течение десяти дней со дня окончания обучения подписать акт оказанных услуг и вернуть его <text:span text:style-name="T14">УЧРЕЖДЕНИЮ ОБРАЗОВАНИЯ</text:span> или направить мотивированный отказ от подписания акта с изложением причин отказа. Если в течение указанного срока акт не будет подписан и не будут представлен мотивированный отказ от подписания акта, услуга по настоящему договору считается исполненной.</text:p>
      <text:p text:style-name="P31">7. Ответственность <text:span text:style-name="T14">С</text:span>торон:</text:p>
      <text:p text:style-name="P31">7.1. за неисполнение или ненадлежащее исполнение своих обязательств по настоящему договору <text:span text:style-name="T14">С</text:span>тороны несут ответственность в соответствии с законодательством Республики Беларусь;</text:p>
      <text:p text:style-name="P31">7.2. при нарушении сроков оплаты, предусмотренных пунктами 4 и 5 настоящего договора, <text:span text:style-name="T14">ПЛАТЕЛЬЩИК</text:span> выплачивает пеню в размере 0,1% от суммы просроченных платежей за каждый день просрочки. Пеня начисляется со следующего дня после истечения срока оплаты;</text:p>
      <text:p text:style-name="P31"><text:soft-page-break/>7.3. <text:span text:style-name="T14">СЛУШАТЕЛЬ</text:span> несет ответственность перед <text:span text:style-name="T14">УЧРЕЖДЕНИЕМ ОБРАЗОВАНИЯ</text:span> за причинение вреда имуществу <text:span text:style-name="T14">УЧРЕЖДЕНИЯ ОБРАЗОВАНИЯ</text:span> в соответствии с законодательством Республики Беларусь.</text:p>
      <text:p text:style-name="P31">8. Антикоррупционная оговорка:</text:p>
      <text:p text:style-name="P31">8.1. при исполнении своих обязанностей по договору, Стороны, их аффилированные лица, работники или посредники обязуются не совершать в отношении иных лиц действий, связанных с оказанием влияния на принимаемые ими решения (действия) с целью получения каких-либо неправомерных преимуществ или для реализации иных неправомерных целей;</text:p>
      <text:p text:style-name="P31">8.2. при исполнении своих обязанностей по договору, Стороны обязуются не допускать действий коррупционной направленности;</text:p>
      <text:p text:style-name="P31">8.3. Стороны обязуются использовать механизм взаимного уведомления о случаях нарушения одной из <text:span text:style-name="T14">С</text:span>торон условий оговорки, а также опровержения (подтверждения) названных сведений;</text:p>
      <text:p text:style-name="P31">8.4. Стороны признают возможность расторжения договора в одностороннем порядке в случае нарушения одной из <text:span text:style-name="T14">С</text:span>торон условий оговорки, а также требования возмещения реального ущерба, возникшего в результате такого расторжения.</text:p>
      <text:p text:style-name="P31">9. Дополнительные условия договора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7"/>
          </table:table-cell>
        </table:table-row>
      </table:table>
      <text:p text:style-name="P31">10. Заключительные положения:</text:p>
      <text:p text:style-name="P31">10.1. настоящий договор составлен в трех экземплярах, имеющих одинаковую юридическую силу;</text:p>
      <text:p text:style-name="P31">10.2. договор вступает в силу со дня его подписания <text:span text:style-name="T14">С</text:span>торонами и действует до исполнения <text:span text:style-name="T14">С</text:span>торонами своих обязательств;</text:p>
      <text:p text:style-name="P31">10.3. договор изменяется и расторгается в соответствии с законодательством Республики Беларусь;</text:p>
      <text:p text:style-name="P31">10.4. вносимые изменения (дополнения) оформляются дополнительными соглашениями;</text:p>
      <text:p text:style-name="P31">10.5. все споры и разногласия по настоящему договору <text:span text:style-name="T14">С</text:span>тороны решают путем переговоров, а при не достижении согласия – в порядке, установленном законодательством Республики Беларусь.</text:p>
      <text:p text:style-name="P31">11. Адреса, реквизиты и подписи <text:span text:style-name="T14">С</text:span>торон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658458114432">
          <table:table-cell table:style-name="Таблица3.A1" office:value-type="string">
            <text:p text:style-name="P12">УЧРЕЖДЕНИЕ ОБРАЗОВАНИЯ</text:p>
          </table:table-cell>
          <table:table-cell table:style-name="Таблица3.A1" office:value-type="string">
            <text:p text:style-name="P12">СЛУШАТЕЛЬ</text:p>
          </table:table-cell>
          <table:table-cell table:style-name="Таблица3.A1" office:value-type="string">
            <text:p text:style-name="P12">ПЛАТЕЛЬЩИК</text:p>
          </table:table-cell>
        </table:table-row>
        <table:table-row table:style-name="TableLine658458110080">
          <table:table-cell table:style-name="Таблица3.A2" office:value-type="string">
            <text:p text:style-name="P8">Учреждение образования «Белорусский государственный медицинский университет» </text:p>
          </table:table-cell>
          <table:table-cell table:style-name="Таблица3.A2" office:value-type="string">
            <text:p text:style-name="P9">{d.fullName}</text:p>
          </table:table-cell>
          <table:table-cell table:style-name="Таблица3.A2" office:value-type="string">
            <text:p text:style-name="P9">{d.organName}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658458115248">
          <table:table-cell table:style-name="Таблица4.A1" office:value-type="string">
            <text:p text:style-name="P1">Местонахождение: </text:p>
          </table:table-cell>
          <table:table-cell table:style-name="Таблица4.A1" office:value-type="string">
            <text:p text:style-name="P1">Адрес: </text:p>
          </table:table-cell>
          <table:table-cell table:style-name="Таблица4.A1" office:value-type="string">
            <text:p text:style-name="P1">Местонахождение: </text:p>
          </table:table-cell>
        </table:table-row>
        <table:table-row table:style-name="TableLine658458105456">
          <table:table-cell table:style-name="Таблица4.A1" office:value-type="string">
            <text:p text:style-name="P1">проспект Дзержинского, 83, корпус 1, 220116, г. Минск </text:p>
          </table:table-cell>
          <table:table-cell table:style-name="Таблица4.A1" office:value-type="string">
            <text:p text:style-name="P10">{d.address}</text:p>
          </table:table-cell>
          <table:table-cell table:style-name="Таблица4.A1" office:value-type="string">
            <text:p text:style-name="P10">{d.organAddress}</text:p>
          </table:table-cell>
        </table:table-row>
        <table:table-row table:style-name="TableLine658458104912">
          <table:table-cell table:style-name="Таблица4.A1" office:value-type="string">
            <text:p text:style-name="P2">тел. 277-12-01 (приемная); </text:p>
            <text:p text:style-name="P2">факс: 277-12-02;</text:p>
            <text:p text:style-name="P2">тел. 207-94-93 (деканат); </text:p>
            <text:p text:style-name="P2">тел. 277-10-78 (бухгалтерия); </text:p>
            <text:p text:style-name="P2">тел. 277-17-13 (отдел договорных работ) </text:p>
          </table:table-cell>
          <table:table-cell table:style-name="Таблица4.A1" office:value-type="string">
            <text:p text:style-name="P2">тел.дом. <text:span text:style-name="T4">{d.homePhone}</text:span></text:p>
            <text:p text:style-name="P2">тел.моб. <text:span text:style-name="T4">{d.mobilePhone}</text:span> </text:p>
            <text:p text:style-name="P2"/>
            <text:p text:style-name="P2">Документ, удостоверяющий личность (вид, серия (при наличии), номер, дата выдачи, </text:p>
          </table:table-cell>
          <table:table-cell table:style-name="Таблица4.A1" office:value-type="string">
            <text:p text:style-name="P13">Тел.___________________________</text:p>
            <text:p text:style-name="P13"/>
            <text:p text:style-name="P13">Банковские реквизиты:</text:p>
          </table:table-cell>
        </table:table-row>
        <table:table-row table:style-name="TableLine658458106000">
          <table:table-cell table:style-name="Таблица4.A1" office:value-type="string">
            <text:p text:style-name="P1">Банковские реквизиты: </text:p>
            <text:p text:style-name="P2">Текущий счет</text:p>
            <text:p text:style-name="P2"><text:s/>№ BY93AKBB36329000005386000000 </text:p>
            <text:p text:style-name="P3">Минское областное управление №500 ОАО «АСБ Беларусбанк», BIC (SWIFT) AKBBBY2Х </text:p>
            <text:p text:style-name="P3">УНП 100582412 ОКПО 02017507 </text:p>
            <text:p text:style-name="P3">Адрес банка в г. Минске:</text:p>
            <text:p text:style-name="P3">пр. Дзержинского, 69. </text:p>
          </table:table-cell>
          <table:table-cell table:style-name="Таблица4.A1" office:value-type="string">
            <text:p text:style-name="P1">наименование государственного органа его выдавшего, идентификационный номер (при наличии) </text:p>
            <text:p text:style-name="P1"/>
            <text:p text:style-name="P11">____________________________________________________________________________________________________________________________</text:p>
          </table:table-cell>
          <table:table-cell table:style-name="Таблица4.A1" office:value-type="string">
            <text:p text:style-name="P1"/>
          </table:table-cell>
        </table:table-row>
      </table:table>
      <text:p text:style-name="P25"/>
      <table:table table:name="Таблица5" table:style-name="Таблица5">
        <table:table-column table:style-name="Таблица5.A" table:number-columns-repeated="3"/>
        <table:table-row table:style-name="TableLine658458111712">
          <table:table-cell table:style-name="Таблица5.A1" office:value-type="string">
            <text:p text:style-name="P1">Первый проректор </text:p>
            <text:p text:style-name="P1">____________________И.Н.Мороз </text:p>
          </table:table-cell>
          <table:table-cell table:style-name="Таблица5.A1" office:value-type="string">
            <text:p text:style-name="P14">_______________________________</text:p>
            <text:p text:style-name="P15">(подпись)</text:p>
          </table:table-cell>
          <table:table-cell table:style-name="Таблица5.A1" office:value-type="string">
            <text:p text:style-name="P8">______________________________</text:p>
            <text:p text:style-name="P15">(<text:span text:style-name="T18">руководитель, ФИО</text:span>)</text:p>
          </table:table-cell>
        </table:table-row>
      </table:table>
      <text:p text:style-name="P77"><text:s text:c="133"/>______________________________</text:p>
      <text:p text:style-name="P68"><text:span text:style-name="T20"><text:s text:c="156"/></text:span><text:span text:style-name="T16">(подпись)</text:span></text:p>
      <text:p text:style-name="P19"/>
      <text:p text:style-name="P20">АКТ ОКАЗАННЫХ УСЛУГ</text:p>
      <text:p text:style-name="P69">по договору № <text:span text:style-name="T1">ПК</text:span>–<text:span text:style-name="T9">{d.serialNamber}</text:span><text:span text:style-name="T1">/</text:span><text:span text:style-name="T9">{d.directionNamber}</text:span><text:span text:style-name="T8"> </text:span>от ___.___.2022</text:p>
      <text:p text:style-name="P23">о повышении квалификации руководящего работника (специалиста)</text:p>
      <text:p text:style-name="P23">на платной основе</text:p>
      <text:p text:style-name="P23"/>
      <table:table table:name="Таблица10" table:style-name="Таблица10">
        <table:table-column table:style-name="Таблица10.A"/>
        <table:table-column table:style-name="Таблица10.B"/>
        <table:table-row table:style-name="TableLine658621196880">
          <table:table-cell table:style-name="Таблица10.A1" office:value-type="string">
            <text:p text:style-name="P4">___.___.2022</text:p>
          </table:table-cell>
          <table:table-cell table:style-name="Таблица10.A1" office:value-type="string">
            <text:p text:style-name="P6">г.Минск </text:p>
          </table:table-cell>
        </table:table-row>
      </table:table>
      <text:p text:style-name="P70"/>
      <text:p text:style-name="P71"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 19-21/4824 от 23.09.2021, в дальнейшем именуемое <text:span text:style-name="T15">УЧРЕЖДЕНИЕ ОБРАЗОВАНИЯ</text:span>, с одной стороны,<text:span text:style-name="T7"> </text:span><text:span text:style-name="T9">{d.fullName}</text:span>, именуемый(ая) С<text:span text:style-name="T15">ЛУШАТЕЛЬ</text:span>, с другой стороны и<text:span text:style-name="T7"> </text:span><text:span text:style-name="T9">{d.organName}</text:span><text:span text:style-name="T7"> </text:span>в лице <text:span text:style-name="T9">{d.mainPosition}</text:span>, действующего на основании <text:span text:style-name="T9">{d.charter}</text:span>, в дальнейшем именуемый(ое) П<text:span text:style-name="T15">ЛАТЕЛЬЩИК</text:span>, с третьей стороны, совместно именуемые Стороны, заключили настоящий акт о нижеследующем:</text:p>
      <text:p text:style-name="P72"><text:span text:style-name="T10">{d.organName}</text:span><text:span text:style-name="T7"> </text:span>подтверждает надлежащее оказание <text:span text:style-name="T15">УЧРЕЖДЕНИЕМ ОБРАЗОВАНИЯ</text:span> образовательных услуг по договору № ПК-<text:span text:style-name="T9">{d.serialNamber}</text:span><text:span text:style-name="T1">/</text:span><text:span text:style-name="T9">{d.directionNamber}</text:span><text:span text:style-name="T8"> </text:span>от ___.___.2022. <text:span text:style-name="T15">УЧРЕЖДЕНИЕ ОБРАЗОВАНИЯ</text:span> выполнило работу по повышению квалификации <text:span text:style-name="T15">СЛУШАТЕЛЯ</text:span> <text:span text:style-name="T9">{d.fullName}</text:span> в полном объеме на сумму<text:span text:style-name="T7"> </text:span><text:span text:style-name="T10">{d.price}</text:span><text:span text:style-name="T7"> </text:span>без НДС.</text:p>
      <text:p text:style-name="P72">Стороны не имеют претензий друг к другу.</text:p>
      <text:p text:style-name="P72">Настоящий акт составлен в <text:span text:style-name="T15">тре</text:span>х экземплярах, по одному для каждой из сторон.</text:p>
      <text:p text:style-name="P75"/>
      <table:table table:name="Таблица7" table:style-name="Таблица7">
        <table:table-column table:style-name="Таблица7.A"/>
        <table:table-column table:style-name="Таблица7.B"/>
        <table:table-row table:style-name="TableLine658621202048">
          <table:table-cell table:style-name="Таблица7.A1" office:value-type="string">
            <text:p text:style-name="P16">УЧРЕЖДЕНИЕ ОБРАЗОВАНИЯ</text:p>
          </table:table-cell>
          <table:table-cell table:style-name="Таблица7.A1" office:value-type="string">
            <text:p text:style-name="P8">П<text:span text:style-name="T15">ЛАТЕЛЬЩИК</text:span> 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658621195792">
          <table:table-cell table:style-name="Таблица8.A1" office:value-type="string">
            <text:p text:style-name="P8">Учреждение образования «Белорусский государственный медицинский университет» </text:p>
          </table:table-cell>
          <table:table-cell table:style-name="Таблица8.A1" office:value-type="string">
            <text:p text:style-name="P1"/>
          </table:table-cell>
        </table:table-row>
      </table:table>
      <table:table table:name="Таблица9" table:style-name="Таблица9">
        <table:table-column table:style-name="Таблица9.A"/>
        <table:table-column table:style-name="Таблица9.B"/>
        <table:table-row table:style-name="TableLine658621202592">
          <table:table-cell table:style-name="Таблица9.A1" office:value-type="string">
            <text:p text:style-name="P1">Первый проректор </text:p>
            <text:p text:style-name="P1">____________________И.Н.Мороз </text:p>
          </table:table-cell>
          <table:table-cell table:style-name="Таблица9.A1" office:value-type="string">
            <text:p text:style-name="P8">_______________________________________________</text:p>
            <text:p text:style-name="P17">(подпись) </text:p>
          </table:table-cell>
        </table:table-row>
      </table:table>
      <text:p text:style-name="P76"/>
      <text:p text:style-name="P78"><text:s text:c="91"/>СЛУШАТЕЛЬ</text:p>
      <text:p text:style-name="P79"><text:s text:c="99"/>_______________________________________________</text:p>
      <text:p text:style-name="P17"><text:s text:c="97"/>(подпись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21T11:59:16.428000000</dc:date>
    <meta:editing-duration>PT41M17S</meta:editing-duration>
    <meta:editing-cycles>12</meta:editing-cycles>
    <meta:generator>LibreOffice/7.2.4.1$Windows_X86_64 LibreOffice_project/27d75539669ac387bb498e35313b970b7fe9c4f9</meta:generator>
    <meta:document-statistic meta:table-count="9" meta:image-count="0" meta:object-count="0" meta:page-count="3" meta:paragraph-count="106" meta:word-count="977" meta:character-count="9195" meta:non-whitespace-character-count="7719"/>
  </office:meta>
</office:document-meta>
</file>